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?xml version="1.0" encoding="UTF-8"?&gt;</text:p>
      <text:p text:style-name="Standard">&lt;universidad&gt;</text:p>
      <text:p text:style-name="Standard"><text:s text:c="2"/>&lt;nombre&gt;Universidad de Victoria&lt;/nombre&gt;</text:p>
      <text:p text:style-name="Standard"><text:s text:c="2"/>&lt;pais&gt;España&lt;/pais&gt;</text:p>
      <text:p text:style-name="Standard"><text:s text:c="2"/>&lt;!-- <text:s/>CARRERAS <text:s/>--&gt;</text:p>
      <text:p text:style-name="Standard"><text:s text:c="2"/>&lt;carreras&gt;</text:p>
      <text:p text:style-name="Standard"><text:s text:c="4"/>&lt;carrera id="c01"&gt;</text:p>
      <text:p text:style-name="Standard"><text:s text:c="6"/>&lt;nombre&gt;I.T. Informática&lt;/nombre&gt;</text:p>
      <text:p text:style-name="Standard"><text:s text:c="6"/>&lt;plan&gt;2003&lt;/plan&gt;</text:p>
      <text:p text:style-name="Standard"><text:s text:c="6"/>&lt;creditos&gt;250&lt;/creditos&gt;</text:p>
      <text:p text:style-name="Standard"><text:s text:c="6"/>&lt;centro&gt;Escuela de Informática&lt;/centro&gt;</text:p>
      <text:p text:style-name="Standard"><text:s text:c="4"/>&lt;/carrera&gt;</text:p>
      <text:p text:style-name="Standard"><text:s text:c="4"/>&lt;carrera id="c02"&gt;</text:p>
      <text:p text:style-name="Standard"><text:s text:c="6"/>&lt;nombre&gt;Dipl. Empresariales&lt;/nombre&gt;</text:p>
      <text:p text:style-name="Standard"><text:s text:c="6"/>&lt;plan&gt;2001&lt;/plan&gt;</text:p>
      <text:p text:style-name="Standard"><text:s text:c="6"/>&lt;creditos&gt;275&lt;/creditos&gt;</text:p>
      <text:p text:style-name="Standard"><text:s text:c="6"/>&lt;centro&gt;Facultad de Ciencias Sociales&lt;/centro&gt;</text:p>
      <text:p text:style-name="Standard"><text:s text:c="4"/>&lt;/carrera&gt;</text:p>
      <text:p text:style-name="Standard"><text:s text:c="4"/>&lt;carrera id="c03"&gt;</text:p>
      <text:p text:style-name="Standard"><text:s text:c="6"/>&lt;nombre&gt;Dipl. Relaciones Laborales&lt;/nombre&gt;</text:p>
      <text:p text:style-name="Standard"><text:s text:c="6"/>&lt;plan&gt;2001&lt;/plan&gt;</text:p>
      <text:p text:style-name="Standard"><text:s text:c="6"/>&lt;creditos&gt;280&lt;/creditos&gt;</text:p>
      <text:p text:style-name="Standard"><text:s text:c="6"/>&lt;centro&gt;Facultad de Ciencias Sociales&lt;/centro&gt;</text:p>
      <text:p text:style-name="Standard"><text:s text:c="6"/>&lt;subdirector&gt;Alfonso Martín Luque&lt;/subdirector&gt;</text:p>
      <text:p text:style-name="Standard"><text:s text:c="4"/>&lt;/carrera&gt;</text:p>
      <text:p text:style-name="Standard"><text:s text:c="4"/>&lt;carrera id="c04"&gt;</text:p>
      <text:p text:style-name="Standard"><text:s text:c="6"/>&lt;nombre&gt;Lic. Quimica&lt;/nombre&gt;</text:p>
      <text:p text:style-name="Standard"><text:s text:c="6"/>&lt;plan&gt;2003&lt;/plan&gt;</text:p>
      <text:p text:style-name="Standard"><text:s text:c="6"/>&lt;creditos&gt;175&lt;/creditos&gt;</text:p>
      <text:p text:style-name="Standard"><text:s text:c="6"/>&lt;centro&gt;Facultad de Ciencias Experimentales&lt;/centro&gt;</text:p>
      <text:p text:style-name="Standard"><text:s text:c="4"/>&lt;/carrera&gt;</text:p>
      <text:p text:style-name="Standard"><text:s text:c="4"/>&lt;carrera id="c05"&gt;</text:p>
      <text:p text:style-name="Standard"><text:s text:c="6"/>&lt;nombre&gt;Lic. Biología&lt;/nombre&gt;</text:p>
      <text:p text:style-name="Standard"><text:s text:c="6"/>&lt;plan&gt;2001&lt;/plan&gt;</text:p>
      <text:p text:style-name="Standard"><text:s text:c="6"/>&lt;creditos&gt;175&lt;/creditos&gt;</text:p>
      <text:p text:style-name="Standard"><text:s text:c="6"/>&lt;centro&gt;Facultad de Ciencias Experimentales&lt;/centro&gt;</text:p>
      <text:p text:style-name="Standard"><text:s text:c="4"/>&lt;/carrera&gt;</text:p>
      <text:p text:style-name="Standard"><text:s text:c="4"/>&lt;carrera id="c06"&gt;</text:p>
      <text:p text:style-name="Standard"><text:s text:c="6"/>&lt;nombre&gt;Lic. Humanidades&lt;/nombre&gt;</text:p>
      <text:p text:style-name="Standard"><text:s text:c="6"/>&lt;plan&gt;1980&lt;/plan&gt;</text:p>
      <text:p text:style-name="Standard"><text:s text:c="6"/>&lt;creditos&gt;475&lt;/creditos&gt;</text:p>
      <text:p text:style-name="Standard"><text:s text:c="6"/>&lt;centro&gt;Facultad de Humanidades&lt;/centro&gt;</text:p>
      <text:p text:style-name="Standard"><text:s text:c="4"/>&lt;/carrera&gt;</text:p>
      <text:p text:style-name="Standard"><text:s text:c="2"/>&lt;/carreras&gt;</text:p>
      <text:p text:style-name="Standard"><text:s text:c="2"/>&lt;!-- <text:s/>ASIGNATURAS <text:s/>--&gt;</text:p>
      <text:p text:style-name="Standard"><text:s text:c="2"/>&lt;asignaturas&gt;</text:p>
      <text:p text:style-name="Standard"><text:s text:c="4"/>&lt;asignatura id="a01" titulacion="c01"&gt;</text:p>
      <text:p text:style-name="Standard"><text:s text:c="6"/>&lt;nombre&gt;Ofimática&lt;/nombre&gt;</text:p>
      <text:p text:style-name="Standard"><text:s text:c="6"/>&lt;creditos_teoricos&gt;3&lt;/creditos_teoricos&gt;</text:p>
      <text:p text:style-name="Standard"><text:s text:c="6"/>&lt;creditos_practicos&gt;1.5&lt;/creditos_practicos&gt;</text:p>
      <text:p text:style-name="Standard"><text:s text:c="6"/>&lt;trimestre&gt;1&lt;/trimestre&gt;</text:p>
      <text:p text:style-name="Standard"><text:s text:c="4"/>&lt;/asignatura&gt;</text:p>
      <text:p text:style-name="Standard"><text:soft-page-break/><text:s text:c="4"/>&lt;asignatura id="a02" titulacion="c01"&gt;</text:p>
      <text:p text:style-name="Standard"><text:s text:c="6"/>&lt;nombre&gt;Ingeniería del Software&lt;/nombre&gt;</text:p>
      <text:p text:style-name="Standard"><text:s text:c="6"/>&lt;creditos_teoricos&gt;6&lt;/creditos_teoricos&gt;</text:p>
      <text:p text:style-name="Standard"><text:s text:c="6"/>&lt;creditos_practicos&gt;1.5&lt;/creditos_practicos&gt;</text:p>
      <text:p text:style-name="Standard"><text:s text:c="6"/>&lt;trimestre&gt;2&lt;/trimestre&gt;</text:p>
      <text:p text:style-name="Standard"><text:s text:c="4"/>&lt;/asignatura&gt;</text:p>
      <text:p text:style-name="Standard"><text:s text:c="4"/>&lt;asignatura id="a03" titulacion="c02"&gt;</text:p>
      <text:p text:style-name="Standard"><text:s text:c="6"/>&lt;nombre&gt;Administración de Empresas&lt;/nombre&gt;</text:p>
      <text:p text:style-name="Standard"><text:s text:c="6"/>&lt;creditos_teoricos&gt;4&lt;/creditos_teoricos&gt;</text:p>
      <text:p text:style-name="Standard"><text:s text:c="6"/>&lt;creditos_practicos&gt;1.5&lt;/creditos_practicos&gt;</text:p>
      <text:p text:style-name="Standard"><text:s text:c="6"/>&lt;trimestre&gt;1&lt;/trimestre&gt;</text:p>
      <text:p text:style-name="Standard"><text:s text:c="4"/>&lt;/asignatura&gt;</text:p>
      <text:p text:style-name="Standard"><text:s text:c="4"/>&lt;asignatura id="a04" titulacion="c02"&gt;</text:p>
      <text:p text:style-name="Standard"><text:s text:c="6"/>&lt;nombre&gt;Derecho Internacional&lt;/nombre&gt;</text:p>
      <text:p text:style-name="Standard"><text:s text:c="6"/>&lt;creditos_teoricos&gt;4&lt;/creditos_teoricos&gt;</text:p>
      <text:p text:style-name="Standard"><text:s text:c="6"/>&lt;creditos_practicos&gt;5&lt;/creditos_practicos&gt;</text:p>
      <text:p text:style-name="Standard"><text:s text:c="6"/>&lt;trimestre&gt;1&lt;/trimestre&gt;</text:p>
      <text:p text:style-name="Standard"><text:s text:c="4"/>&lt;/asignatura&gt;</text:p>
      <text:p text:style-name="Standard"><text:s text:c="4"/>&lt;asignatura id="a05" titulacion="c04"&gt;</text:p>
      <text:p text:style-name="Standard"><text:s text:c="6"/>&lt;nombre&gt;Pedagogía&lt;/nombre&gt;</text:p>
      <text:p text:style-name="Standard"><text:s text:c="6"/>&lt;creditos_teoricos&gt;4&lt;/creditos_teoricos&gt;</text:p>
      <text:p text:style-name="Standard"><text:s text:c="6"/>&lt;creditos_practicos&gt;1.5&lt;/creditos_practicos&gt;</text:p>
      <text:p text:style-name="Standard"><text:s text:c="6"/>&lt;trimestre&gt;2&lt;/trimestre&gt;</text:p>
      <text:p text:style-name="Standard"><text:s text:c="4"/>&lt;/asignatura&gt;</text:p>
      <text:p text:style-name="Standard"><text:s text:c="4"/>&lt;asignatura id="a06" titulacion="c03"&gt;</text:p>
      <text:p text:style-name="Standard"><text:s text:c="6"/>&lt;nombre&gt;Didáctica&lt;/nombre&gt;</text:p>
      <text:p text:style-name="Standard"><text:s text:c="6"/>&lt;creditos_teoricos&gt;4&lt;/creditos_teoricos&gt;</text:p>
      <text:p text:style-name="Standard"><text:s text:c="6"/>&lt;creditos_practicos&gt;3&lt;/creditos_practicos&gt;</text:p>
      <text:p text:style-name="Standard"><text:s text:c="6"/>&lt;trimestre&gt;2&lt;/trimestre&gt;</text:p>
      <text:p text:style-name="Standard"><text:s text:c="4"/>&lt;/asignatura&gt;</text:p>
      <text:p text:style-name="Standard"><text:s text:c="4"/>&lt;asignatura id="a07" titulacion="c04"&gt;</text:p>
      <text:p text:style-name="Standard"><text:s text:c="6"/>&lt;nombre&gt;Tecnología de los Alimentos&lt;/nombre&gt;</text:p>
      <text:p text:style-name="Standard"><text:s text:c="6"/>&lt;creditos_teoricos&gt;1.5&lt;/creditos_teoricos&gt;</text:p>
      <text:p text:style-name="Standard"><text:s text:c="6"/>&lt;creditos_practicos&gt;7.5&lt;/creditos_practicos&gt;</text:p>
      <text:p text:style-name="Standard"><text:s text:c="6"/>&lt;trimestre&gt;2&lt;/trimestre&gt;</text:p>
      <text:p text:style-name="Standard"><text:s text:c="4"/>&lt;/asignatura&gt;</text:p>
      <text:p text:style-name="Standard"><text:s text:c="4"/>&lt;asignatura id="a08" titulacion="c01"&gt;</text:p>
      <text:p text:style-name="Standard"><text:s text:c="6"/>&lt;nombre&gt;Bases de Datos&lt;/nombre&gt;</text:p>
      <text:p text:style-name="Standard"><text:s text:c="6"/>&lt;creditos_teoricos&gt;4.5&lt;/creditos_teoricos&gt;</text:p>
      <text:p text:style-name="Standard"><text:s text:c="6"/>&lt;creditos_practicos&gt;5.5&lt;/creditos_practicos&gt;</text:p>
      <text:p text:style-name="Standard"><text:s text:c="6"/>&lt;trimestre&gt;1&lt;/trimestre&gt;</text:p>
      <text:p text:style-name="Standard"><text:s text:c="4"/>&lt;/asignatura&gt;</text:p>
      <text:p text:style-name="Standard"><text:s text:c="4"/>&lt;asignatura id="a09" titulacion="c06"&gt;</text:p>
      <text:p text:style-name="Standard"><text:s text:c="6"/>&lt;nombre&gt;Historia del Pensamiento&lt;/nombre&gt;</text:p>
      <text:p text:style-name="Standard"><text:s text:c="6"/>&lt;creditos_teoricos&gt;6&lt;/creditos_teoricos&gt;</text:p>
      <text:p text:style-name="Standard"><text:s text:c="6"/>&lt;creditos_practicos&gt;0&lt;/creditos_practicos&gt;</text:p>
      <text:p text:style-name="Standard"><text:s text:c="6"/>&lt;trimestre&gt;2&lt;/trimestre&gt;</text:p>
      <text:p text:style-name="Standard"><text:s text:c="4"/>&lt;/asignatura&gt;</text:p>
      <text:p text:style-name="Standard"><text:s text:c="2"/>&lt;/asignaturas&gt;</text:p>
      <text:p text:style-name="Standard"><text:s text:c="2"/>&lt;!-- <text:s/>ALUMNOS <text:s/>--&gt;</text:p>
      <text:p text:style-name="Standard"><text:s text:c="2"/>&lt;alumnos&gt;</text:p>
      <text:p text:style-name="Standard"><text:s text:c="4"/>&lt;alumno id="e01"&gt;</text:p>
      <text:p text:style-name="Standard"><text:soft-page-break/><text:s text:c="6"/>&lt;apellido1&gt;Rivas&lt;/apellido1&gt;</text:p>
      <text:p text:style-name="Standard"><text:s text:c="6"/>&lt;apellido2&gt;Santos&lt;/apellido2&gt;</text:p>
      <text:p text:style-name="Standard"><text:s text:c="6"/>&lt;nombre&gt;Víctor Manuel&lt;/nombre&gt;</text:p>
      <text:p text:style-name="Standard"><text:s text:c="6"/>&lt;sexo&gt;Hombre&lt;/sexo&gt;</text:p>
      <text:p text:style-name="Standard"><text:s text:c="6"/>&lt;estudios&gt;</text:p>
      <text:p text:style-name="Standard"><text:s text:c="8"/>&lt;carrera codigo="c01"/&gt;</text:p>
      <text:p text:style-name="Standard"><text:s text:c="8"/>&lt;asignaturas&gt;</text:p>
      <text:p text:style-name="Standard"><text:s text:c="10"/>&lt;asignatura codigo="a01"/&gt;</text:p>
      <text:p text:style-name="Standard"><text:s text:c="10"/>&lt;asignatura codigo="a03"/&gt;</text:p>
      <text:p text:style-name="Standard"><text:s text:c="10"/>&lt;asignatura codigo="a05"/&gt;</text:p>
      <text:p text:style-name="Standard"><text:s text:c="10"/>&lt;asignatura codigo="a09"/&gt;</text:p>
      <text:p text:style-name="Standard"><text:s text:c="8"/>&lt;/asignaturas&gt;</text:p>
      <text:p text:style-name="Standard"><text:s text:c="6"/>&lt;/estudios&gt;</text:p>
      <text:p text:style-name="Standard"><text:s text:c="4"/>&lt;/alumno&gt;</text:p>
      <text:p text:style-name="Standard"><text:s text:c="4"/>&lt;alumno id="e02"&gt;</text:p>
      <text:p text:style-name="Standard"><text:s text:c="6"/>&lt;apellido1&gt;Pérez&lt;/apellido1&gt;</text:p>
      <text:p text:style-name="Standard"><text:s text:c="6"/>&lt;apellido2&gt;García&lt;/apellido2&gt;</text:p>
      <text:p text:style-name="Standard"><text:s text:c="6"/>&lt;nombre&gt;Luisa&lt;/nombre&gt;</text:p>
      <text:p text:style-name="Standard"><text:s text:c="6"/>&lt;sexo&gt;Mujer&lt;/sexo&gt;</text:p>
      <text:p text:style-name="Standard"><text:s text:c="6"/>&lt;estudios&gt;</text:p>
      <text:p text:style-name="Standard"><text:s text:c="8"/>&lt;carrera codigo="c02"/&gt;</text:p>
      <text:p text:style-name="Standard"><text:s text:c="8"/>&lt;asignaturas&gt;</text:p>
      <text:p text:style-name="Standard"><text:s text:c="10"/>&lt;asignatura codigo="a02"/&gt;</text:p>
      <text:p text:style-name="Standard"><text:s text:c="10"/>&lt;asignatura codigo="a01"/&gt;</text:p>
      <text:p text:style-name="Standard"><text:s text:c="8"/>&lt;/asignaturas&gt;</text:p>
      <text:p text:style-name="Standard"><text:s text:c="8"/>&lt;proyecto&gt;Web de IBM.com&lt;/proyecto&gt;</text:p>
      <text:p text:style-name="Standard"><text:s text:c="6"/>&lt;/estudios&gt;</text:p>
      <text:p text:style-name="Standard"><text:s text:c="4"/>&lt;/alumno&gt;</text:p>
      <text:p text:style-name="Standard"><text:s text:c="4"/>&lt;alumno id="e03" beca="si"&gt;</text:p>
      <text:p text:style-name="Standard"><text:s text:c="6"/>&lt;apellido1&gt;Pérez&lt;/apellido1&gt;</text:p>
      <text:p text:style-name="Standard"><text:s text:c="6"/>&lt;apellido2&gt;Romero&lt;/apellido2&gt;</text:p>
      <text:p text:style-name="Standard"><text:s text:c="6"/>&lt;nombre&gt;Fernando&lt;/nombre&gt;</text:p>
      <text:p text:style-name="Standard"><text:s text:c="6"/>&lt;sexo&gt;Hombre&lt;/sexo&gt;</text:p>
      <text:p text:style-name="Standard"><text:s text:c="6"/>&lt;estudios&gt;</text:p>
      <text:p text:style-name="Standard"><text:s text:c="8"/>&lt;carrera codigo="c02"/&gt;</text:p>
      <text:p text:style-name="Standard"><text:s text:c="8"/>&lt;asignaturas&gt;</text:p>
      <text:p text:style-name="Standard"><text:s text:c="10"/>&lt;asignatura codigo="a02"/&gt;</text:p>
      <text:p text:style-name="Standard"><text:s text:c="10"/>&lt;asignatura codigo="a01"/&gt;</text:p>
      <text:p text:style-name="Standard"><text:s text:c="10"/>&lt;asignatura codigo="a04"/&gt;</text:p>
      <text:p text:style-name="Standard"><text:s text:c="10"/>&lt;asignatura codigo="a09"/&gt;</text:p>
      <text:p text:style-name="Standard"><text:s text:c="8"/>&lt;/asignaturas&gt;</text:p>
      <text:p text:style-name="Standard"><text:s text:c="6"/>&lt;/estudios&gt;</text:p>
      <text:p text:style-name="Standard"><text:s text:c="4"/>&lt;/alumno&gt;</text:p>
      <text:p text:style-name="Standard"><text:s text:c="4"/>&lt;alumno id="e04"&gt;</text:p>
      <text:p text:style-name="Standard"><text:s text:c="6"/>&lt;apellido1&gt;Avalón&lt;/apellido1&gt;</text:p>
      <text:p text:style-name="Standard"><text:s text:c="6"/>&lt;apellido2&gt;Jiménez&lt;/apellido2&gt;</text:p>
      <text:p text:style-name="Standard"><text:s text:c="6"/>&lt;nombre&gt;María&lt;/nombre&gt;</text:p>
      <text:p text:style-name="Standard"><text:s text:c="6"/>&lt;sexo&gt;Mujer&lt;/sexo&gt;</text:p>
      <text:p text:style-name="Standard"><text:s text:c="6"/>&lt;estudios&gt;</text:p>
      <text:p text:style-name="Standard"><text:s text:c="8"/>&lt;carrera codigo="c01"/&gt;</text:p>
      <text:p text:style-name="Standard"><text:s text:c="8"/>&lt;asignaturas&gt;</text:p>
      <text:p text:style-name="Standard"><text:s text:c="10"/>&lt;asignatura codigo="a02"/&gt;</text:p>
      <text:p text:style-name="Standard"><text:soft-page-break/><text:s text:c="10"/>&lt;asignatura codigo="a01"/&gt;</text:p>
      <text:p text:style-name="Standard"><text:s text:c="10"/>&lt;asignatura codigo="a07"/&gt;</text:p>
      <text:p text:style-name="Standard"><text:s text:c="8"/>&lt;/asignaturas&gt;</text:p>
      <text:p text:style-name="Standard"><text:s text:c="8"/>&lt;proyecto&gt;Estudio de Salinidad del Pantano Iris&lt;/proyecto&gt;</text:p>
      <text:p text:style-name="Standard"><text:s text:c="6"/>&lt;/estudios&gt;</text:p>
      <text:p text:style-name="Standard"><text:s text:c="4"/>&lt;/alumno&gt;</text:p>
      <text:p text:style-name="Standard"><text:s text:c="2"/>&lt;/alumnos&gt;</text:p>
      <text:p text:style-name="Standard">&lt;/universidad&gt;</text:p>
      <text:p text:style-name="Standard"/>
      <text:p text:style-name="Standard"/>
      <text:p text:style-name="Standard"/>
      <text:p text:style-name="P1">1. Nombre de la universidad.</text:p>
      <text:p text:style-name="Standard"/>
      <text:p text:style-name="Standard">/universidad/nombre/text()</text:p>
      <text:p text:style-name="Standard"/>
      <text:p text:style-name="P1">2. Pais de la universidad.</text:p>
      <text:p text:style-name="Standard"/>
      <text:p text:style-name="Standard">/universidad/pais/text()</text:p>
      <text:p text:style-name="Standard"/>
      <text:p text:style-name="P1">3. Nombres de las carreras.</text:p>
      <text:p text:style-name="Standard"/>
      <text:p text:style-name="Standard">/universidad/carreras/carrera/nombre/text()</text:p>
      <text:p text:style-name="Standard"/>
      <text:p text:style-name="P1">4. Años de plan de estudio de las carreras.</text:p>
      <text:p text:style-name="Standard"/>
      <text:p text:style-name="Standard">distinct-values(/universidad/carreras/carrera/plan/text())</text:p>
      <text:p text:style-name="Standard"/>
      <text:p text:style-name="P1">5. Nombres de todos los alumnos.</text:p>
      <text:p text:style-name="Standard"/>
      <text:p text:style-name="Standard">/universidad/alumnos/alumno/nombre/text()</text:p>
      <text:p text:style-name="Standard"/>
      <text:p text:style-name="P1">6. Identificadores de todas las carreras.</text:p>
      <text:p text:style-name="Standard"/>
      <text:p text:style-name="Standard">/universidad/carreras/carrera/@id</text:p>
      <text:p text:style-name="Standard"/>
      <text:p text:style-name="P1">7. Datos de la carrera cuyo id es c01.</text:p>
      <text:p text:style-name="Standard"/>
      <text:p text:style-name="Standard">/universidad/carreras/carrera[@id="c01"]</text:p>
      <text:p text:style-name="Standard"/>
      <text:p text:style-name="P1">8. Centro en que se estudia de la carrera cuyo id es c02.</text:p>
      <text:p text:style-name="Standard"/>
      <text:p text:style-name="Standard">/universidad/carreras/carrera[@id="c02"]/centro/text()</text:p>
      <text:p text:style-name="Standard"/>
      <text:p text:style-name="P1">9. Nombre de las carreras que tengan subdirector.</text:p>
      <text:p text:style-name="Standard"/>
      <text:p text:style-name="Standard">/universidad/carreras/carrera[exists(subdirector)]/nombre/text()</text:p>
      <text:p text:style-name="Standard"/>
      <text:p text:style-name="P1">10. Nombre de los alumnos que estén haciendo proyecto.</text:p>
      <text:p text:style-name="Standard"/>
      <text:p text:style-name="Standard">/universidad/alumnos/alumno[exists(estudios/proyecto)]/nombre/text()</text:p>
      <text:p text:style-name="Standard"/>
      <text:p text:style-name="P1">11. Códigos de las carreras en las que hay algún alumno matriculado.</text:p>
      <text:p text:style-name="Standard"><text:soft-page-break/></text:p>
      <text:p text:style-name="Standard">distinct-values(/universidad/alumnos/alumno/estudios/carrera/@codigo)</text:p>
      <text:p text:style-name="Standard"/>
      <text:p text:style-name="P1">12. Apellidos y nombre de los alumnos con beca.</text:p>
      <text:p text:style-name="Standard"/>
      <text:p text:style-name="Standard">/universidad/alumnos/alumno[@beca="si"]/apellido1/text() | /universidad/alumnos/alumno[@beca="si"]/apellido2/text() | /universidad/alumnos/alumno[@beca="si"]/nombre/text()</text:p>
      <text:p text:style-name="Standard"/>
      <text:p text:style-name="P1">13. Nombre de las asignaturas de la titulación c04.</text:p>
      <text:p text:style-name="Standard"/>
      <text:p text:style-name="Standard">/universidad/asignaturas/asignatura[@titulacion="c04"]/nombre/text()</text:p>
      <text:p text:style-name="Standard"/>
      <text:p text:style-name="P1">14. Nombre de las asignaturas de segundo trimestre.</text:p>
      <text:p text:style-name="Standard"/>
      <text:p text:style-name="Standard">/universidad/asignaturas/asignatura[trimestre="2"]/nombre/text()</text:p>
      <text:p text:style-name="Standard"/>
      <text:p text:style-name="P1">15. Nombre de las asignaturas que no tienen 4 créditos teóricos.</text:p>
      <text:p text:style-name="Standard"/>
      <text:p text:style-name="Standard">/universidad/asignaturas/asignatura[creditos_teoricos!="4"]/nombre/text()</text:p>
      <text:p text:style-name="Standard"/>
      <text:p text:style-name="P1">16. Código de la carrera que estudia el último alumno.</text:p>
      <text:p text:style-name="Standard"/>
      <text:p text:style-name="Standard">/universidad/alumnos/alumno[last()]/estudios/carrera/@codigo</text:p>
      <text:p text:style-name="Standard"/>
      <text:p text:style-name="P1">17. Código de las asignaturas que estudian mujeres.</text:p>
      <text:p text:style-name="Standard"/>
      <text:p text:style-name="Standard">distinct-values(/universidad/alumnos/alumno[sexo="Mujer"]/estudios/asignaturas/asignatura/@codigo)</text:p>
      <text:p text:style-name="Standard"/>
      <text:p text:style-name="P1">18. Nombre de los alumnos que están matriculados en la asignatura a02.</text:p>
      <text:p text:style-name="Standard"/>
      <text:p text:style-name="Standard">/universidad/alumnos/alumno[estudios/asignaturas/asignatura/@codigo="a02"]/nombre/text()</text:p>
      <text:p text:style-name="Standard"/>
      <text:p text:style-name="P1">19. Códigos de las carreras que estudian los alumnos matriculados en alguna asignatura.</text:p>
      <text:p text:style-name="Standard"/>
      <text:p text:style-name="Standard">/universidad/carreras/carrera[@id=/universidad/alumnos/alumno/estudios[exists(asignaturas/asignatura)]/carrera/@codigo]/@id</text:p>
      <text:p text:style-name="Standard"/>
      <text:p text:style-name="P1">20. Apellidos de todos los hombres.</text:p>
      <text:p text:style-name="Standard"/>
      <text:p text:style-name="Standard">/universidad/alumnos/alumno[sexo="Hombre"]/apellido1/text() | /universidad/alumnos/alumno[sexo="Hombre"]/apellido2/text()</text:p>
      <text:p text:style-name="Standard"/>
      <text:p text:style-name="P1">21. Nombre de la carrera que estudia Víctor Manuel.</text:p>
      <text:p text:style-name="Standard"/>
      <text:p text:style-name="Standard">/universidad/carreras/carrera[@id=/universidad/alumnos/alumno[nombre/text()="Ví­ctor Manuel"]/estudios/carrera/@codigo]/nombre/text()</text:p>
      <text:p text:style-name="Standard"/>
      <text:p text:style-name="P1">22. Nombre de las asignaturas que estudia Luisa.</text:p>
      <text:p text:style-name="Standard"/>
      <text:p text:style-name="Standard"><text:soft-page-break/>/universidad/asignaturas/asignatura[@id=/universidad/alumnos/alumno[nombre/text()="Luisa"]/estudios/asignaturas/asignatura/@codigo]/nombre/text()</text:p>
      <text:p text:style-name="Standard"/>
      <text:p text:style-name="P1">23. Primer apellido de los alumnos matriculados en Ingeniería del Software.</text:p>
      <text:p text:style-name="Standard"/>
      <text:p text:style-name="Standard">distinct-values(/universidad/alumnos/alumno[estudios/asignaturas/asignatura/@codigo=/universidad/asignaturas/asignatura[nombre/text()="Ingeniería del Software"]/@id]/apellido1/text())</text:p>
      <text:p text:style-name="Standard"/>
      <text:p text:style-name="P1">24. Nombre de las carreras que estudian los alumnos matriculados en la asignatura Tecnología de los Alimentos.</text:p>
      <text:p text:style-name="Standard"/>
      <text:p text:style-name="Standard">/universidad/carreras/carrera[@id=/universidad/alumnos/alumno/estudios[asignaturas/asignatura/@codigo=/universidad/asignaturas/asignatura[nombre/text()="Tecnología de los Alimentos"]/@id]/carrera/@codigo]/nombre/text()</text:p>
      <text:p text:style-name="Standard"/>
      <text:p text:style-name="P1">25. Nombre de los alumnos matriculados en carreras que no tienen subdirector.</text:p>
      <text:p text:style-name="Standard"/>
      <text:p text:style-name="Standard">/universidad/alumnos/alumno[estudios/carrera/@codigo=/universidad/carreras/carrera[not(exists(subdirector))]/@id]/nombre/text()</text:p>
      <text:p text:style-name="Standard"/>
      <text:p text:style-name="P1">26. Nombre de las alumnos matriculados en asignaturas con 0 créditos prácticos y que estudien la carrera de I.T. Informática.</text:p>
      <text:p text:style-name="Standard"/>
      <text:p text:style-name="Standard">/universidad/alumnos/alumno[estudios[carrera/@codigo=/universidad/carreras/carrera[nombre/text()="I.T. Informática"]/@id]/asignaturas/asignatura/@codigo=/universidad/asignaturas/asignatura[creditos_practicos="0"]/@id]/nombre/text()</text:p>
      <text:p text:style-name="Standard"/>
      <text:p text:style-name="P1">27. Nombre de los alumnos que estudian carreras cuyos planes son anteriores a 2002.</text:p>
      <text:p text:style-name="Standard"/>
      <text:p text:style-name="Standard">/universidad/alumnos/alumno[estudios/carrera/@codigo=/universidad/carreras/carrera[plan&lt;2002]/@id]/nombr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30T09:19:59.711000000</meta:creation-date>
    <dc:date>2024-01-30T09:23:04.697000000</dc:date>
    <meta:editing-duration>PT3M5S</meta:editing-duration>
    <meta:editing-cycles>1</meta:editing-cycles>
    <meta:document-statistic meta:table-count="0" meta:image-count="0" meta:object-count="0" meta:page-count="6" meta:paragraph-count="218" meta:word-count="572" meta:character-count="9162" meta:non-whitespace-character-count="7879"/>
    <meta:generator>LibreOffice/7.4.6.2$Windows_X86_64 LibreOffice_project/5b1f5509c2decdade7fda905e3e1429a67acd63d</meta:generator>
  </office:meta>
</office:document-meta>
</file>